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(1)</text:p>
          </table:table-cell>
          <table:table-cell office:value-type="string" calcext:value-type="string">
            <text:p>O(logN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Remove</text:p>
          </table:table-cell>
          <table:table-cell/>
          <table:table-cell office:value-type="string" calcext:value-type="string">
            <text:p>Automat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(logN)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40" calcext:value-type="float">
            <text:p>384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00:01:03.959610620</meta:creation-date>
    <dc:date>2018-02-17T10:18:30.956561484</dc:date>
    <meta:editing-duration>PT9H45M56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